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face style:name="Tahoma1"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autospace="none"/>
      <style:text-properties style:use-window-font-color="true" loext:opacity="0%" style:font-name="Liberation Sans" fo:font-size="26pt" fo:font-weight="bold" style:font-name-asian="ArialMT" style:font-size-asian="26pt" style:font-weight-asian="bold" style:font-name-complex="ArialMT" style:font-size-complex="26pt" style:font-weight-complex="bold"/>
    </style:style>
    <style:style style:name="P2" style:family="paragraph" style:parent-style-name="Standard">
      <style:paragraph-properties fo:text-align="center" style:justify-single-word="false" style:text-autospace="none"/>
      <style:text-properties style:use-window-font-color="true" loext:opacity="0%" style:font-name="Liberation Sans" fo:font-size="14pt" fo:font-weight="normal" style:font-name-asian="ArialMT" style:font-size-asian="14pt" style:font-weight-asian="normal" style:font-name-complex="ArialMT" style:font-size-complex="14pt" style:font-weight-complex="normal"/>
    </style:style>
    <style:style style:name="P3" style:family="paragraph" style:parent-style-name="Standard">
      <style:paragraph-properties style:text-autospace="none"/>
      <style:text-properties style:use-window-font-color="true" loext:opacity="0%" style:font-name="Liberation Sans" fo:font-size="14pt" fo:font-style="normal" fo:font-weight="normal" style:font-name-asian="ArialMT" style:font-size-asian="14pt" style:font-style-asian="normal" style:font-weight-asian="normal" style:font-name-complex="ArialMT" style:font-size-complex="14pt" style:font-style-complex="normal" style:font-weight-complex="normal"/>
    </style:style>
    <style:style style:name="P4" style:family="paragraph" style:parent-style-name="Standard">
      <style:paragraph-properties style:text-autospace="none"/>
      <style:text-properties style:use-window-font-color="true" loext:opacity="0%" style:font-name="Liberation Sans" fo:font-size="14pt" fo:font-style="normal" fo:font-weight="normal" officeooo:paragraph-rsid="0027d107" style:font-name-asian="ArialMT" style:font-size-asian="14pt" style:font-style-asian="normal" style:font-weight-asian="normal" style:font-name-complex="ArialMT" style:font-size-complex="14pt" style:font-style-complex="normal" style:font-weight-complex="normal"/>
    </style:style>
    <style:style style:name="P5" style:family="paragraph" style:parent-style-name="Standard">
      <style:paragraph-properties style:text-autospace="none"/>
      <style:text-properties style:use-window-font-color="true" loext:opacity="0%" style:font-name="Liberation Sans" fo:font-size="14pt" fo:font-style="normal" fo:font-weight="normal" officeooo:rsid="002bf4e9" officeooo:paragraph-rsid="002bf4e9" style:font-name-asian="ArialMT" style:font-size-asian="14pt" style:font-style-asian="normal" style:font-weight-asian="normal" style:font-name-complex="ArialMT" style:font-size-complex="14pt" style:font-style-complex="normal" style:font-weight-complex="normal"/>
    </style:style>
    <style:style style:name="P6" style:family="paragraph" style:parent-style-name="Standard">
      <style:paragraph-properties style:text-autospace="none">
        <style:tab-stops>
          <style:tab-stop style:position="-0.3472in"/>
          <style:tab-stop style:position="0in"/>
        </style:tab-stops>
      </style:paragraph-properties>
      <style:text-properties style:use-window-font-color="true" loext:opacity="0%" style:font-name="Liberation Sans" fo:font-size="14pt" fo:font-style="normal" fo:font-weight="normal" officeooo:paragraph-rsid="004c2111" style:font-name-asian="ArialMT" style:font-size-asian="14pt" style:font-style-asian="normal" style:font-weight-asian="normal" style:font-name-complex="ArialMT" style:font-size-complex="14pt" style:font-style-complex="normal" style:font-weight-complex="normal"/>
    </style:style>
    <style:style style:name="P7" style:family="paragraph" style:parent-style-name="Standard">
      <style:paragraph-properties style:text-autospace="none"/>
      <style:text-properties style:use-window-font-color="true" loext:opacity="0%" style:font-name="Liberation Sans" fo:font-size="14pt" fo:font-style="normal" fo:font-weight="bold" style:font-name-asian="ArialMT" style:font-size-asian="14pt" style:font-style-asian="normal" style:font-weight-asian="bold" style:font-name-complex="ArialMT" style:font-size-complex="14pt" style:font-style-complex="normal" style:font-weight-complex="bold"/>
    </style:style>
    <style:style style:name="P8" style:family="paragraph" style:parent-style-name="Standard">
      <style:paragraph-properties style:text-autospace="none"/>
      <style:text-properties style:use-window-font-color="true" loext:opacity="0%" style:font-name="Liberation Sans" fo:font-size="14pt" fo:font-style="normal" fo:font-weight="bold" officeooo:paragraph-rsid="002bf4e9" style:font-name-asian="ArialMT" style:font-size-asian="14pt" style:font-style-asian="normal" style:font-weight-asian="bold" style:font-name-complex="ArialMT" style:font-size-complex="14pt" style:font-style-complex="normal" style:font-weight-complex="bold"/>
    </style:style>
    <style:style style:name="P9" style:family="paragraph" style:parent-style-name="Standard">
      <style:paragraph-properties style:text-autospace="none"/>
      <style:text-properties style:use-window-font-color="true" loext:opacity="0%" style:font-name="Liberation Sans" fo:font-size="14pt" fo:font-style="normal" fo:font-weight="bold" officeooo:rsid="004d5bf9" officeooo:paragraph-rsid="004d5bf9" style:font-name-asian="ArialMT" style:font-size-asian="14pt" style:font-style-asian="normal" style:font-weight-asian="bold" style:font-name-complex="ArialMT" style:font-size-complex="14pt" style:font-style-complex="normal" style:font-weight-complex="bold"/>
    </style:style>
    <style:style style:name="P10" style:family="paragraph" style:parent-style-name="Standard">
      <style:paragraph-properties style:text-autospace="none"/>
      <style:text-properties style:use-window-font-color="true" loext:opacity="0%" style:font-name="Liberation Sans" fo:font-size="14pt" fo:font-style="normal" fo:font-weight="bold" officeooo:rsid="004c2111" officeooo:paragraph-rsid="004c2111" style:font-name-asian="ArialMT" style:font-size-asian="14pt" style:font-style-asian="normal" style:font-weight-asian="bold" style:font-name-complex="ArialMT" style:font-size-complex="14pt" style:font-style-complex="normal" style:font-weight-complex="bold"/>
    </style:style>
    <style:style style:name="P11" style:family="paragraph" style:parent-style-name="Standard">
      <style:paragraph-properties style:text-autospace="none"/>
      <style:text-properties style:use-window-font-color="true" loext:opacity="0%" style:font-name="Liberation Sans" fo:font-size="14pt" fo:font-style="normal" fo:font-weight="bold" officeooo:rsid="0027d107" officeooo:paragraph-rsid="0027d107" style:font-name-asian="ArialMT" style:font-size-asian="14pt" style:font-style-asian="normal" style:font-weight-asian="bold" style:font-name-complex="ArialMT" style:font-size-complex="14pt" style:font-style-complex="normal" style:font-weight-complex="bold"/>
    </style:style>
    <style:style style:name="P12" style:family="paragraph" style:parent-style-name="Standard">
      <style:paragraph-properties style:text-autospace="none">
        <style:tab-stops>
          <style:tab-stop style:position="-0.3472in"/>
          <style:tab-stop style:position="0in"/>
        </style:tab-stops>
      </style:paragraph-properties>
      <style:text-properties style:use-window-font-color="true" loext:opacity="0%" style:font-name="Liberation Sans" fo:font-size="14pt" fo:font-style="normal" style:text-underline-style="none" fo:font-weight="normal" style:font-name-asian="ArialMT" style:font-size-asian="14pt" style:font-style-asian="normal" style:font-weight-asian="normal" style:font-name-complex="ArialMT" style:font-size-complex="14pt" style:font-style-complex="normal" style:font-weight-complex="normal"/>
    </style:style>
    <style:style style:name="P13" style:family="paragraph" style:parent-style-name="Standard">
      <style:paragraph-properties style:text-autospace="none">
        <style:tab-stops>
          <style:tab-stop style:position="-0.3472in"/>
          <style:tab-stop style:position="0in"/>
        </style:tab-stops>
      </style:paragraph-properties>
      <style:text-properties style:use-window-font-color="true" loext:opacity="0%" style:font-name="Liberation Sans" fo:font-size="14pt" fo:font-style="normal" style:text-underline-style="none" fo:font-weight="normal" officeooo:rsid="004d5bf9" officeooo:paragraph-rsid="004d5bf9" style:font-name-asian="ArialMT" style:font-size-asian="14pt" style:font-style-asian="normal" style:font-weight-asian="normal" style:font-name-complex="ArialMT" style:font-size-complex="14pt" style:font-style-complex="normal" style:font-weight-complex="normal"/>
    </style:style>
    <style:style style:name="P14" style:family="paragraph" style:parent-style-name="Standard">
      <style:paragraph-properties style:text-autospace="none">
        <style:tab-stops>
          <style:tab-stop style:position="-0.3472in"/>
          <style:tab-stop style:position="0in"/>
        </style:tab-stops>
      </style:paragraph-properties>
      <style:text-properties style:use-window-font-color="true" loext:opacity="0%" style:font-name="Liberation Sans" fo:font-size="14pt" fo:font-style="normal" style:text-underline-style="none" fo:font-weight="normal" officeooo:rsid="004c2111" officeooo:paragraph-rsid="004c2111" style:font-name-asian="ArialMT" style:font-size-asian="14pt" style:font-style-asian="normal" style:font-weight-asian="normal" style:font-name-complex="ArialMT" style:font-size-complex="14pt" style:font-style-complex="normal" style:font-weight-complex="normal"/>
    </style:style>
    <style:style style:name="P15" style:family="paragraph" style:parent-style-name="Standard">
      <style:paragraph-properties style:text-autospace="none"/>
      <style:text-properties style:use-window-font-color="true" loext:opacity="0%" style:font-name="Liberation Sans" fo:font-size="20pt" fo:font-style="italic" fo:font-weight="bold" style:font-name-asian="ArialMT" style:font-size-asian="20pt" style:font-style-asian="italic" style:font-weight-asian="bold" style:font-name-complex="ArialMT" style:font-size-complex="20pt" style:font-style-complex="italic" style:font-weight-complex="bold"/>
    </style:style>
    <style:style style:name="P16" style:family="paragraph" style:parent-style-name="Standard">
      <style:paragraph-properties style:text-autospace="none"/>
      <style:text-properties style:use-window-font-color="true" loext:opacity="0%" style:font-name="Liberation Sans"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7" style:family="paragraph" style:parent-style-name="Standard">
      <style:paragraph-properties style:text-autospace="none"/>
      <style:text-properties style:font-name="Liberation Sans"/>
    </style:style>
    <style:style style:name="P18" style:family="paragraph" style:parent-style-name="Standard">
      <style:paragraph-properties style:text-autospace="none">
        <style:tab-stops>
          <style:tab-stop style:position="-0.3472in"/>
          <style:tab-stop style:position="0in"/>
        </style:tab-stops>
      </style:paragraph-properties>
      <style:text-properties style:font-name="Liberation Sans"/>
    </style:style>
    <style:style style:name="P19" style:family="paragraph" style:parent-style-name="Standard">
      <style:paragraph-properties fo:text-align="center" style:justify-single-word="false" style:text-autospace="none"/>
    </style:style>
    <style:style style:name="P20" style:family="paragraph" style:parent-style-name="Standard">
      <style:paragraph-properties style:text-autospace="none"/>
    </style:style>
    <style:style style:name="P21" style:family="paragraph" style:parent-style-name="Standard">
      <style:paragraph-properties style:text-autospace="none"/>
      <style:text-properties style:use-window-font-color="true" loext:opacity="0%" style:font-name="Liberation Sans" fo:font-size="13pt" fo:font-style="normal" fo:font-weight="normal" style:font-name-asian="ArialMT" style:font-size-asian="13pt" style:font-style-asian="normal" style:font-weight-asian="normal" style:font-name-complex="ArialMT" style:font-size-complex="13pt" style:font-style-complex="normal" style:font-weight-complex="normal"/>
    </style:style>
    <style:style style:name="T1" style:family="text">
      <style:text-properties style:use-window-font-color="true" loext:opacity="0%" fo:font-size="14pt" fo:font-style="italic" fo:font-weight="normal" style:font-name-asian="ArialMT" style:font-size-asian="14pt" style:font-style-asian="italic" style:font-weight-asian="normal" style:font-name-complex="ArialMT" style:font-size-complex="14pt" style:font-style-complex="italic" style:font-weight-complex="normal"/>
    </style:style>
    <style:style style:name="T2" style:family="text">
      <style:text-properties style:use-window-font-color="true" loext:opacity="0%" fo:font-size="14pt" fo:font-style="italic" fo:font-weight="normal" officeooo:rsid="00207e7c" style:font-name-asian="ArialMT" style:font-size-asian="14pt" style:font-style-asian="italic" style:font-weight-asian="normal" style:font-name-complex="ArialMT" style:font-size-complex="14pt" style:font-style-complex="italic" style:font-weight-complex="normal"/>
    </style:style>
    <style:style style:name="T3" style:family="text">
      <style:text-properties style:use-window-font-color="true" loext:opacity="0%" fo:font-size="14pt" fo:font-style="italic" fo:font-weight="normal" officeooo:rsid="003476a2" style:font-name-asian="ArialMT" style:font-size-asian="14pt" style:font-style-asian="italic" style:font-weight-asian="normal" style:font-name-complex="ArialMT" style:font-size-complex="14pt" style:font-style-complex="italic" style:font-weight-complex="normal"/>
    </style:style>
    <style:style style:name="T4" style:family="text">
      <style:text-properties style:use-window-font-color="true" loext:opacity="0%" fo:font-size="14pt" fo:font-style="normal" fo:font-weight="normal" style:font-name-asian="ArialMT" style:font-size-asian="14pt" style:font-style-asian="normal" style:font-weight-asian="normal" style:font-name-complex="ArialMT" style:font-size-complex="14pt" style:font-style-complex="normal" style:font-weight-complex="normal"/>
    </style:style>
    <style:style style:name="T5" style:family="text">
      <style:text-properties style:use-window-font-color="true" loext:opacity="0%" fo:font-size="14pt" fo:font-style="normal" fo:font-weight="normal" officeooo:rsid="00207e7c" style:font-name-asian="ArialMT" style:font-size-asian="14pt" style:font-style-asian="normal" style:font-weight-asian="normal" style:font-name-complex="ArialMT" style:font-size-complex="14pt" style:font-style-complex="normal" style:font-weight-complex="normal"/>
    </style:style>
    <style:style style:name="T6" style:family="text">
      <style:text-properties style:use-window-font-color="true" loext:opacity="0%" fo:font-size="14pt" fo:font-style="normal" fo:font-weight="normal" officeooo:rsid="002200a3" style:font-name-asian="ArialMT" style:font-size-asian="14pt" style:font-style-asian="normal" style:font-weight-asian="normal" style:font-name-complex="ArialMT" style:font-size-complex="14pt" style:font-style-complex="normal" style:font-weight-complex="normal"/>
    </style:style>
    <style:style style:name="T7" style:family="text">
      <style:text-properties style:use-window-font-color="true" loext:opacity="0%" fo:font-size="14pt" fo:font-style="normal" fo:font-weight="normal" officeooo:rsid="0021abb0" style:font-name-asian="ArialMT" style:font-size-asian="14pt" style:font-style-asian="normal" style:font-weight-asian="normal" style:font-name-complex="ArialMT" style:font-size-complex="14pt" style:font-style-complex="normal" style:font-weight-complex="normal"/>
    </style:style>
    <style:style style:name="T8" style:family="text">
      <style:text-properties style:use-window-font-color="true" loext:opacity="0%" fo:font-size="14pt" fo:font-style="normal" fo:font-weight="normal" officeooo:rsid="003476a2" style:font-name-asian="ArialMT" style:font-size-asian="14pt" style:font-style-asian="normal" style:font-weight-asian="normal" style:font-name-complex="ArialMT" style:font-size-complex="14pt" style:font-style-complex="normal" style:font-weight-complex="normal"/>
    </style:style>
    <style:style style:name="T9" style:family="text">
      <style:text-properties style:use-window-font-color="true" loext:opacity="0%" fo:font-size="14pt" fo:font-style="normal" style:text-underline-style="none" fo:font-weight="normal" style:font-name-asian="ArialMT" style:font-size-asian="14pt" style:font-style-asian="normal" style:font-weight-asian="normal" style:font-name-complex="ArialMT" style:font-size-complex="14pt" style:font-style-complex="normal" style:font-weight-complex="normal"/>
    </style:style>
    <style:style style:name="T10" style:family="text">
      <style:text-properties style:use-window-font-color="true" loext:opacity="0%" style:font-name="Liberation Sans" fo:font-size="18pt" fo:font-weight="normal" style:font-name-asian="ArialMT" style:font-size-asian="18pt" style:font-weight-asian="normal" style:font-name-complex="ArialMT" style:font-size-complex="18pt" style:font-weight-complex="normal"/>
    </style:style>
    <style:style style:name="T11" style:family="text">
      <style:text-properties style:use-window-font-color="true" loext:opacity="0%" style:font-name="Liberation Sans" fo:font-size="18pt" fo:font-weight="normal" officeooo:rsid="00583c10" style:font-name-asian="ArialMT" style:font-size-asian="18pt" style:font-weight-asian="normal" style:font-name-complex="ArialMT" style:font-size-complex="18pt" style:font-weight-complex="normal"/>
    </style:style>
    <style:style style:name="T12" style:family="text">
      <style:text-properties style:use-window-font-color="true" loext:opacity="0%" style:font-name="Liberation Sans" fo:font-size="14pt" fo:font-style="normal" fo:font-weight="bold" style:font-name-asian="ArialMT" style:font-size-asian="14pt" style:font-style-asian="normal" style:font-weight-asian="bold" style:font-name-complex="ArialMT" style:font-size-complex="14pt" style:font-style-complex="normal" style:font-weight-complex="bold"/>
    </style:style>
    <style:style style:name="T13" style:family="text">
      <style:text-properties style:use-window-font-color="true" loext:opacity="0%" style:font-name="Liberation Sans" fo:font-size="14pt" fo:font-style="normal" fo:font-weight="bold" officeooo:rsid="00583c10" style:font-name-asian="ArialMT" style:font-size-asian="14pt" style:font-style-asian="normal" style:font-weight-asian="bold" style:font-name-complex="ArialMT" style:font-size-complex="14pt" style:font-style-complex="normal" style:font-weight-complex="bold"/>
    </style:style>
    <style:style style:name="T14" style:family="text">
      <style:text-properties style:use-window-font-color="true" loext:opacity="0%" style:font-name="Liberation Sans" fo:font-size="14pt" fo:font-style="normal" fo:font-weight="normal" style:font-name-asian="ArialMT" style:font-size-asian="14pt" style:font-style-asian="normal" style:font-weight-asian="normal" style:font-name-complex="ArialMT" style:font-size-complex="14pt" style:font-style-complex="normal" style:font-weight-complex="normal"/>
    </style:style>
    <style:style style:name="T15" style:family="text">
      <style:text-properties style:use-window-font-color="true" loext:opacity="0%" style:font-name="Liberation Sans" fo:font-size="14pt" fo:font-style="normal" fo:font-weight="normal" officeooo:rsid="00583c10" style:font-name-asian="ArialMT" style:font-size-asian="14pt" style:font-style-asian="normal" style:font-weight-asian="normal" style:font-name-complex="ArialMT" style:font-size-complex="14pt" style:font-style-complex="normal" style:font-weight-complex="normal"/>
    </style:style>
    <style:style style:name="T16" style:family="text">
      <style:text-properties style:use-window-font-color="true" loext:opacity="0%" style:font-name="Liberation Sans" fo:font-size="14pt" fo:font-style="italic" fo:font-weight="normal" style:font-name-asian="ArialMT" style:font-size-asian="14pt" style:font-style-asian="italic" style:font-weight-asian="normal" style:font-name-complex="ArialMT" style:font-size-complex="14pt" style:font-style-complex="italic" style:font-weight-complex="normal"/>
    </style:style>
    <style:style style:name="T17" style:family="text">
      <style:text-properties style:use-window-font-color="true" loext:opacity="0%" style:font-name="Liberation Sans" fo:font-size="14pt" fo:font-style="italic" fo:font-weight="normal" officeooo:rsid="00583c10" style:font-name-asian="ArialMT" style:font-size-asian="14pt" style:font-style-asian="italic" style:font-weight-asian="normal" style:font-name-complex="ArialMT" style:font-size-complex="14pt" style:font-style-complex="italic" style:font-weight-complex="normal"/>
    </style:style>
    <style:style style:name="T18" style:family="text">
      <style:text-properties fo:font-style="italic" officeooo:rsid="0027d107" style:font-style-asian="italic" style:font-style-complex="italic"/>
    </style:style>
    <style:style style:name="T19" style:family="text">
      <style:text-properties officeooo:rsid="001cf582"/>
    </style:style>
    <style:style style:name="T20" style:family="text">
      <style:text-properties officeooo:rsid="0026c593"/>
    </style:style>
    <style:style style:name="T21" style:family="text">
      <style:text-properties officeooo:rsid="0027d107"/>
    </style:style>
    <style:style style:name="T22" style:family="text">
      <style:text-properties officeooo:rsid="002bf4e9"/>
    </style:style>
    <style:style style:name="T23" style:family="text">
      <style:text-properties officeooo:rsid="004527dd"/>
    </style:style>
    <style:style style:name="T24" style:family="text">
      <style:text-properties style:text-underline-style="none" officeooo:rsid="004c2111"/>
    </style:style>
    <style:style style:name="T25" style:family="text">
      <style:text-properties style:text-underline-style="none" officeooo:rsid="004e656b"/>
    </style:style>
    <style:style style:name="T26" style:family="text">
      <style:text-properties style:text-underline-style="none" officeooo:rsid="00554017"/>
    </style:style>
    <style:style style:name="T27" style:family="text">
      <style:text-properties style:text-underline-style="none" officeooo:rsid="0056643b"/>
    </style:style>
    <style:style style:name="T28" style:family="text">
      <style:text-properties officeooo:rsid="00583c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8">LaserTank Extended</text:span> Manual</text:p>
      <text:p text:style-name="P19"><text:span text:style-name="T10">Version </text:span><text:span text:style-name="T11">0.0.0</text:span><text:span text:style-name="T10"> – Last Updated </text:span><text:span text:style-name="T11">January 9, 2021</text:span></text:p>
      <text:p text:style-name="P2"/>
      <text:p text:style-name="P15">Game Objective</text:p>
      <text:p text:style-name="P3">The overall goal of the game is to find and reach the flag for each level safely.</text:p>
      <text:p text:style-name="P21"/>
      <text:p text:style-name="P15">Preferences Overview</text:p>
      <text:p text:style-name="P3">The Preferences consist of <text:span text:style-name="T20">ten</text:span> settings: whether or not sound effects are enabled, whether or not <text:span text:style-name="T19">music is</text:span> enabled, whether or not animation is enabled, whether or not to check for updated versions when the Game is started, whether or not to check for updated beta versions at start-up, whether or not to operate in One Move at a Time mode, the action speed of the game, the language for the game's text, which of the available editor layouts to use, <text:span text:style-name="T20">and whether to show all objects in the Editor, even ones not currently applicable to the active view.</text:span> Changes made will take effect immediately.</text:p>
      <text:p text:style-name="P3"/>
      <text:p text:style-name="P15">Controls in the Game</text:p>
      <text:p text:style-name="P7">Moving Around and Identifying Objects</text:p>
      <text:p text:style-name="P3">To move, use the arrow keys – Up, Down, Left, and Right. You can also use the mouse – click where you want to go. Note that you cannot move diagonally. <text:span text:style-name="T23">To change the active tank, press T on the keyboard. This has no effect if there is only one tank.</text:span></text:p>
      <text:p text:style-name="P7"/>
      <text:p text:style-name="P7">Shooting Lasers</text:p>
      <text:p text:style-name="P3">To shoot, push the Space bar. A laser will be fired in whichever direction you are currently facing. Right-clicking with the mouse will also shoot a laser.</text:p>
      <text:p text:style-name="P16"/>
      <text:p text:style-name="P7">Moving Objects With Lasers</text:p>
      <text:p text:style-name="P3">To move an object, shoot at it. If it can be moved and it is able to move, it will move.</text:p>
      <text:p text:style-name="P3"/>
      <text:p text:style-name="P20"><text:span text:style-name="T12">Shooting </text:span><text:span text:style-name="T13">Other Types of Ammunition</text:span></text:p>
      <text:p text:style-name="P20"><text:span text:style-name="T14">To shoot </text:span><text:span text:style-name="T15">something other than the standard laser</text:span><text:span text:style-name="T14">, hold down either the Alt key, the Alt Gr key, or the Control key, then push the Space bar. </text:span><text:span text:style-name="T15">The other ammo selected</text:span><text:span text:style-name="T14"> will be fired in whichever direction you are currently facing, if you have any left. If you are out of </text:span><text:span text:style-name="T15">ammo</text:span><text:span text:style-name="T14">, a </text:span><text:span text:style-name="T15">message</text:span><text:span text:style-name="T14"> will display indicating this. You can switch between </text:span><text:span text:style-name="T15">other ammo types</text:span><text:span text:style-name="T14"> with the </text:span><text:span text:style-name="T16">Change Other Ammo...</text:span><text:span text:style-name="T14"> command.</text:span></text:p>
      <text:p text:style-name="P7"/>
      <text:p text:style-name="P20"><text:span text:style-name="T12">Using </text:span><text:span text:style-name="T13">Tools</text:span></text:p>
      <text:p text:style-name="P20"><text:soft-page-break/><text:span text:style-name="T14">To use a </text:span><text:span text:style-name="T15">tool</text:span><text:span text:style-name="T14">, hold down either the Alt key, the Alt Gr key, or the Control key, then push the arrow keys. </text:span><text:span text:style-name="T15">The active tool</text:span><text:span text:style-name="T14"> will be used in whichever direction you are currently facing, if you have any left. If you are out of </text:span><text:span text:style-name="T15">tool uses</text:span><text:span text:style-name="T14">, a </text:span><text:span text:style-name="T15">message</text:span><text:span text:style-name="T14"> will display indicating this. You can switch between </text:span><text:span text:style-name="T15">tools</text:span><text:span text:style-name="T14"> with the </text:span><text:span text:style-name="T16">Change Tool...</text:span><text:span text:style-name="T14"> command.</text:span></text:p>
      <text:p text:style-name="P7"/>
      <text:p text:style-name="P20"><text:span text:style-name="T12">Deploying Bombs</text:span></text:p>
      <text:p text:style-name="P20"><text:span text:style-name="T14">To deploy a bomb, hold down either the Alt key, the Alt Gr key, or the Control key, then push the Return or Enter keys. A bomb will be deployed, affecting the immediate surroundings, if you have any left. If you are out of bombs, a </text:span><text:span text:style-name="T15">message</text:span><text:span text:style-name="T14"> will display indicating this. You can switch between bomb </text:span><text:span text:style-name="T15">types</text:span><text:span text:style-name="T14"> with the </text:span><text:span text:style-name="T16">Change </text:span><text:span text:style-name="T17">Bomb</text:span><text:span text:style-name="T16">...</text:span><text:span text:style-name="T14"> command.</text:span></text:p>
      <text:p text:style-name="P3"/>
      <text:p text:style-name="P7">Effects of Missiles</text:p>
      <text:p text:style-name="P3">Missiles are much stronger than lasers. Missiles will destroy all types of mirrors outright, destroy Crystal Blocks and their mirror versions outright, kill Anti Tanks from any direction, and destroy Dead Anti Tanks. Other objects react to missiles the same way they react to lasers. Missiles are also a source of heat.</text:p>
      <text:p text:style-name="P16"/>
      <text:p text:style-name="P7">Effects of Stunners</text:p>
      <text:p text:style-name="P3">Stunners are much weaker than lasers. Stunners are incapable of moving objects the same way lasers can. If a stunner hits an Anti Tank, it will be stunned for your next 10 actions, and unable to shoot at you. Stunners are also a source of cold.</text:p>
      <text:p text:style-name="P3"/>
      <text:p text:style-name="P7">Effects of Blue Lasers</text:p>
      <text:p text:style-name="P3">Blue lasers are very much like normal lasers, except for having the opposite effect on movable objects and crystal walls. These effects are also flipped for magnetic objects.</text:p>
      <text:p text:style-name="P3"/>
      <text:p text:style-name="P7">Effects of Disruptors</text:p>
      <text:p text:style-name="P3">Disruptors turn otherwise immovable walls into disrupted versions that can be passed through. The effect lasts for 20 actions after the disruptor made contact.</text:p>
      <text:p text:style-name="P3"/>
      <text:p text:style-name="P7">Effects of Boosts</text:p>
      <text:p text:style-name="P3">Boosts allow moving 2 squares at once, instead of the usual 1. This makes it possible to move in ways that normally are not possible.</text:p>
      <text:p text:style-name="P3"/>
      <text:p text:style-name="P7">Effects of Magnets</text:p>
      <text:p text:style-name="P3">Magnets pull your tank next to the nearest magnetic object. If your path to said object is blocked by something solid, or there is no magnetic object in that direction, the magnet will fail, and nothing will happen.</text:p>
      <text:p text:style-name="P7"><text:soft-page-break/></text:p>
      <text:p text:style-name="P7">Effects of Bombs</text:p>
      <text:p text:style-name="P3">Bombs explode when used, causing breakable objects to break and rotating objects to rotate.</text:p>
      <text:p text:style-name="P3"/>
      <text:p text:style-name="P7">Effects of Heat Bombs</text:p>
      <text:p text:style-name="P3">Heat bombs are a source of heat, so any object that reacts to exposure to heat will transform accordingly. Ground becomes Lava, for example.</text:p>
      <text:p text:style-name="P7"/>
      <text:p text:style-name="P7">Effects of Ice Bombs</text:p>
      <text:p text:style-name="P3">Ice bombs are a source of cold, so any object that reacts to exposure to cold will transform accordingly. Ground becomes Ice, for example.</text:p>
      <text:p text:style-name="P3"/>
      <text:p text:style-name="P8">Effects of <text:span text:style-name="T22">Power Lasers</text:span></text:p>
      <text:p text:style-name="P5">Power Lasers imbue 5 units of force to anything they hit, are not stopped by impacts with all types of Barrels and Bricks, and kill Anti-Tanks from any direction. You can shoot these while under the influence of a Power Bolt.</text:p>
      <text:p text:style-name="P7"/>
      <text:p text:style-name="P7">Checking Your Score</text:p>
      <text:p text:style-name="P3">Your score so far, measured in moves, shots, and others, is displayed above the play field, below the menu bar. It updates as your score changes.</text:p>
      <text:p text:style-name="P16"/>
      <text:p text:style-name="P7">Getting Help</text:p>
      <text:p text:style-name="P17"><text:span text:style-name="T4">To find out what all the Objects do, choose </text:span><text:span text:style-name="T1">LTRemix </text:span><text:span text:style-name="T3">Object </text:span><text:span text:style-name="T1">Help...</text:span><text:span text:style-name="T4"> from the </text:span><text:span text:style-name="T1">Help</text:span><text:span text:style-name="T4"> menu. This will bring up a window that you can leave open while playing the game, listing each object and a short description of how it works.</text:span></text:p>
      <text:p text:style-name="P3"/>
      <text:p text:style-name="P7">Materials and Interactions</text:p>
      <text:p text:style-name="P18"><text:span text:style-name="T4">Objects </text:span><text:span text:style-name="T8">are each</text:span><text:span text:style-name="T4"> made out of something: Wood, Metal, Plastic, Ice, or Fire.</text:span><text:span text:style-name="T9"> Objects of differing materials will interact when they collide, based on what they are made out of: Fire heats Metal; melts Ice; burns Wood; and does not affect Plastic. Ice freezes Metal, Plastic, and Wood; and cools off Fire. Metal causes breakable objects to break and rotating objects to rotate. Plastic and Wood do not initiate any interactions.</text:span></text:p>
      <text:p text:style-name="P12"/>
      <text:p text:style-name="P7">General Material Rules</text:p>
      <text:p text:style-name="P12">A given Object's color is a reliable indicator of what material it is made out of. Magenta objects are Wooden. Red or Violet objects are Fire. Cyan objects are Ice. Green objects are Magnetic. Blue objects are Metal. Gray objects are Stone. Yellow objects are Plastic. The one exception to these rules is Walls of Bricks, which are red despite being made out of Plastic.</text:p>
      <text:p text:style-name="P12"/>
      <text:p text:style-name="P9"><text:soft-page-break/>Multiple Tanks</text:p>
      <text:p text:style-name="P13">If there is more than one tank, changing which one is active is done with the T key (for “Tank).</text:p>
      <text:p text:style-name="P12"/>
      <text:p text:style-name="P10">Time Travel</text:p>
      <text:p text:style-name="P6"><text:span text:style-name="T24">It is possible to travel in time. To do so, press E (for “Era”), </text:span><text:span text:style-name="T26">after finding </text:span><text:span text:style-name="T27">a</text:span><text:span text:style-name="T26"> Time Warper</text:span><text:span text:style-name="T24">. Note that changes performed in the past affect the present and future; changes performed in the present affect the future too. </text:span><text:span text:style-name="T25">Time travel may be required to solve some arenas.</text:span></text:p>
      <text:p text:style-name="P14"/>
      <text:p text:style-name="P15">Controls in the Editor</text:p>
      <text:p text:style-name="P7">Moving Around and Identifying Objects</text:p>
      <text:p text:style-name="P17"><text:span text:style-name="T4">To change levels, use the </text:span><text:span text:style-name="T1">Up One Level </text:span><text:span text:style-name="T4">and </text:span><text:span text:style-name="T1">Down One Level</text:span><text:span text:style-name="T4"> items in the </text:span><text:span text:style-name="T1">Editor</text:span><text:span text:style-name="T4"> menu. </text:span><text:span text:style-name="T5">Changing floors is accomplished with the analogous </text:span><text:span text:style-name="T2">Up One Floor </text:span><text:span text:style-name="T5">and </text:span><text:span text:style-name="T2">Down One Floor</text:span><text:span text:style-name="T5"> commands. </text:span><text:span text:style-name="T6">To identify an object, Shift-Click it in the main pane.</text:span></text:p>
      <text:p text:style-name="P3"/>
      <text:p text:style-name="P7">Placing Objects</text:p>
      <text:p text:style-name="P3">To place an Object, first select one in the right pane. Then, click the location where you want the Object to go.</text:p>
      <text:p text:style-name="P16"/>
      <text:p text:style-name="P7"/>
      <text:p text:style-name="P7">Setting Object Properties</text:p>
      <text:p text:style-name="P3">To set the properties of an Object, if it has any, hold the Option (or Alt) key and click the Object in the Main Pane on the left. The Control key also works, for Linux systems, where Alt cannot be used for this purpose. For directional objects, this command will cause the object to rotate. For colored objects, this command will toggle the object's color through all the available choices. For Jump Boxes, this command will invoke the Jump Box Editor.</text:p>
      <text:p text:style-name="P3"/>
      <text:p text:style-name="P7">Setting Preferences</text:p>
      <text:p text:style-name="P17"><text:span text:style-name="T4">To set preferences for a Level, select the </text:span><text:span text:style-name="T1">Level Preferences…</text:span><text:span text:style-name="T4"> command from the Editor menu. There are a variety of options here: Three types of wrap-around may be turned on or off; and the hint, author and difficulty for this Level can be defined. </text:span><text:span text:style-name="T7">The ability to shoot multiple lasers at once and move while shooting can be toggled on or off as well.</text:span></text:p>
      <text:p text:style-name="P3"/>
      <text:p text:style-name="P11">Changing Layers</text:p>
      <text:p text:style-name="P4"><text:span text:style-name="T21">To change which layer is active, either the </text:span><text:span text:style-name="T18">Change Layer</text:span><text:span text:style-name="T21"> command in the Editor menu or the Layer Switcher at the bottom of the main Editor window can be used. To use the Layer Switcher, click the button corresponding to the layer you </text:span><text:soft-page-break/><text:span text:style-name="T21">want to be the active layer. The currently active layer is the selected butt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face style:name="Tahoma1"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1" style:font-family-asian="Arial"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2-11-25T14:47:29</meta:creation-date>
    <dc:date>2021-01-09T15:31:40.661725567</dc:date>
    <meta:editing-duration>PT51M18S</meta:editing-duration>
    <meta:editing-cycles>115</meta:editing-cycles>
    <meta:generator>LibreOffice/7.0.3.1$MacOSX_X86_64 LibreOffice_project/d7547858d014d4cf69878db179d326fc3483e082</meta:generator>
    <meta:document-statistic meta:table-count="0" meta:image-count="0" meta:object-count="0" meta:page-count="5" meta:paragraph-count="62" meta:word-count="1376" meta:character-count="7756" meta:non-whitespace-character-count="6439"/>
  </office:meta>
</office:document-meta>
</file>